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EC00000374D479D8E94F46FD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Rounded MT Bold" svg:font-family="'Arial Rounded MT 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60d" draw:textarea-horizontal-align="justify" draw:textarea-vertical-align="middle" draw:auto-grow-height="false" fo:min-height="17.798cm" fo:min-width="17.54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75cm" fo:min-width="16.5cm"/>
    </style:style>
    <style:style style:name="gr3" style:family="graphic" style:parent-style-name="standard">
      <style:graphic-properties draw:fill-color="#ff860d"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1.75cm" fo:min-width="16.5cm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860d"/>
      <style:paragraph-properties fo:text-align="center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start"/>
      <style:text-properties style:font-name="Arial Rounded MT Bold"/>
    </style:style>
    <style:style style:name="P4" style:family="paragraph">
      <loext:graphic-properties draw:fill-color="#ffffff"/>
      <style:paragraph-properties fo:text-align="start"/>
      <style:text-properties style:font-name="Arial Rounded MT Bold"/>
    </style:style>
    <style:style style:name="P5" style:family="paragraph">
      <style:paragraph-properties fo:text-align="center"/>
    </style:style>
    <style:style style:name="T1" style:family="text">
      <style:text-properties style:font-name="Arial Rounded MT Bold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0cm" svg:height="20cm" svg:x="1cm" svg:y="1cm">
          <text:p/>
          <draw:enhanced-geometry svg:viewBox="0 0 21600 21600" draw:path-stretchpoint-x="10800" draw:path-stretchpoint-y="10800" draw:text-areas="?f3 ?f4 ?f5 ?f6" draw:type="round-rectangle" draw:modifiers="1659.877006149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7cm" svg:height="3cm" svg:x="2.5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6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8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7cm" svg:height="12cm" svg:x="2.5cm" svg:y="7cm">
          <text:p text:style-name="P3"><text:span text:style-name="T1"><text:a xlink:href="https://linderonline.at/fk/" xlink:type="simple">https://linderonline.at/fk/</text:a>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2.416cm" svg:height="8.71cm" svg:x="4.984cm" svg:y="10.09cm">
          <draw:image xlink:href="Pictures/10000000000004EC00000374D479D8E94F46FD6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Rounded MT Bold" svg:font-family="'Arial Rounded MT 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2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22T14:38:29.036000000</meta:creation-date>
    <meta:generator>LibreOffice/6.1.0.3$Windows_x86 LibreOffice_project/efb621ed25068d70781dc026f7e9c5187a4decd1</meta:generator>
    <dc:date>2022-02-22T15:25:19.011000000</dc:date>
    <meta:editing-duration>PT18M18S</meta:editing-duration>
    <meta:editing-cycles>3</meta:editing-cycles>
    <meta:document-statistic meta:object-count="7"/>
  </office:meta>
</office:document-meta>
</file>